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Text_20_body">
      <style:text-properties officeooo:rsid="002f12a2" officeooo:paragraph-rsid="0032480f"/>
    </style:style>
    <style:style style:name="P11" style:family="paragraph" style:parent-style-name="Text_20_body">
      <style:text-properties officeooo:paragraph-rsid="0032480f"/>
    </style:style>
    <style:style style:name="P12" style:family="paragraph" style:parent-style-name="Text_20_body">
      <style:text-properties officeooo:paragraph-rsid="0033df1b"/>
    </style:style>
    <style:style style:name="P13" style:family="paragraph" style:parent-style-name="Text_20_body">
      <style:text-properties officeooo:rsid="0033df1b" officeooo:paragraph-rsid="0033df1b"/>
    </style:style>
    <style:style style:name="P14" style:family="paragraph" style:parent-style-name="Text_20_body">
      <style:text-properties officeooo:rsid="0035344c" officeooo:paragraph-rsid="0035344c"/>
    </style:style>
    <style:style style:name="P15" style:family="paragraph" style:parent-style-name="Text_20_body">
      <style:text-properties officeooo:paragraph-rsid="0035a51b"/>
    </style:style>
    <style:style style:name="P16" style:family="paragraph" style:parent-style-name="Text_20_body">
      <style:text-properties officeooo:paragraph-rsid="003a2313"/>
    </style:style>
    <style:style style:name="P17" style:family="paragraph" style:parent-style-name="Text_20_body">
      <style:text-properties officeooo:paragraph-rsid="004420b9"/>
    </style:style>
    <style:style style:name="P18" style:family="paragraph" style:parent-style-name="Text_20_body">
      <style:text-properties officeooo:rsid="0046408d" officeooo:paragraph-rsid="0046408d"/>
    </style:style>
    <style:style style:name="P19" style:family="paragraph" style:parent-style-name="Text_20_body">
      <style:text-properties officeooo:rsid="003db0d5" officeooo:paragraph-rsid="003db0d5"/>
    </style:style>
    <style:style style:name="P20" style:family="paragraph" style:parent-style-name="Text_20_body">
      <style:text-properties officeooo:rsid="0045fbc1" officeooo:paragraph-rsid="0045fbc1"/>
    </style:style>
    <style:style style:name="P21" style:family="paragraph" style:parent-style-name="Text_20_body">
      <style:text-properties officeooo:paragraph-rsid="004a2d75"/>
    </style:style>
    <style:style style:name="P22" style:family="paragraph" style:parent-style-name="Text_20_body">
      <style:text-properties officeooo:rsid="00486c6a" officeooo:paragraph-rsid="0049fa15"/>
    </style:style>
    <style:style style:name="P23" style:family="paragraph" style:parent-style-name="Text_20_body">
      <style:text-properties officeooo:rsid="00588247" officeooo:paragraph-rsid="00588247"/>
    </style:style>
    <style:style style:name="P24" style:family="paragraph" style:parent-style-name="Heading_20_1">
      <style:text-properties fo:language="en" fo:country="US"/>
    </style:style>
    <style:style style:name="P25" style:family="paragraph" style:parent-style-name="Heading_20_2">
      <style:text-properties fo:language="en" fo:country="US" officeooo:rsid="002405a3" officeooo:paragraph-rsid="002405a3"/>
    </style:style>
    <style:style style:name="P26"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27" style:family="paragraph" style:parent-style-name="Heading_20_3">
      <style:text-properties fo:language="en" fo:country="US"/>
    </style:style>
    <style:style style:name="P28" style:family="paragraph" style:parent-style-name="Heading_20_3">
      <style:text-properties officeooo:rsid="002eaa36" officeooo:paragraph-rsid="002eaa36"/>
    </style:style>
    <style:style style:name="P29" style:family="paragraph" style:parent-style-name="Heading_20_3">
      <style:text-properties officeooo:rsid="002eaa36" officeooo:paragraph-rsid="0033df1b"/>
    </style:style>
    <style:style style:name="P30" style:family="paragraph" style:parent-style-name="Heading_20_3">
      <style:text-properties officeooo:rsid="00390890" officeooo:paragraph-rsid="00390890"/>
    </style:style>
    <style:style style:name="P31" style:family="paragraph" style:parent-style-name="Heading_20_3">
      <style:text-properties officeooo:rsid="00486c6a" officeooo:paragraph-rsid="00486c6a"/>
    </style:style>
    <style:style style:name="P32" style:family="paragraph" style:parent-style-name="Heading_20_3">
      <style:text-properties officeooo:rsid="0041b56f" officeooo:paragraph-rsid="0041b56f"/>
    </style:style>
    <style:style style:name="P33" style:family="paragraph" style:parent-style-name="Text_20_body">
      <style:text-properties style:font-name="FreeSerif" style:text-underline-style="none" officeooo:rsid="004f6409" officeooo:paragraph-rsid="004f6409"/>
    </style:style>
    <style:style style:name="P34" style:family="paragraph" style:parent-style-name="Text_20_body">
      <style:text-properties style:font-name="FreeSerif" style:text-underline-style="none" officeooo:rsid="005a2e10" officeooo:paragraph-rsid="005a2e10"/>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fo:language="en" fo:country="US" officeooo:rsid="0033df1b"/>
    </style:style>
    <style:style style:name="T10" style:family="text">
      <style:text-properties style:font-name="FreeSerif" fo:language="en" fo:country="US" style:text-underline-style="none" officeooo:rsid="002dde2e"/>
    </style:style>
    <style:style style:name="T11" style:family="text">
      <style:text-properties style:font-name="FreeSerif" fo:language="en" fo:country="US" style:text-underline-style="none" officeooo:rsid="002e9d77"/>
    </style:style>
    <style:style style:name="T12" style:family="text">
      <style:text-properties style:font-name="FreeSerif" fo:language="en" fo:country="US" style:text-underline-style="none" officeooo:rsid="0033df1b"/>
    </style:style>
    <style:style style:name="T13" style:family="text">
      <style:text-properties style:font-name="FreeSerif" style:text-underline-style="none" officeooo:rsid="0030e77f"/>
    </style:style>
    <style:style style:name="T14" style:family="text">
      <style:text-properties style:font-name="FreeSerif" style:text-underline-style="none" officeooo:rsid="0032480f"/>
    </style:style>
    <style:style style:name="T15" style:family="text">
      <style:text-properties style:font-name="FreeSerif" style:text-underline-style="none" officeooo:rsid="004a2d75"/>
    </style:style>
    <style:style style:name="T16" style:family="text">
      <style:text-properties style:font-name="FreeSerif" style:text-underline-style="none" officeooo:rsid="004be8e0"/>
    </style:style>
    <style:style style:name="T17" style:family="text">
      <style:text-properties style:font-name="FreeSerif" fo:font-style="normal" style:text-underline-style="none" fo:font-weight="normal" officeooo:rsid="0035a51b" style:font-style-asian="normal" style:font-weight-asian="normal" style:font-style-complex="normal" style:font-weight-complex="normal"/>
    </style:style>
    <style:style style:name="T18" style:family="text">
      <style:text-properties style:font-name="FreeSerif" fo:font-style="normal" style:text-underline-style="none" officeooo:rsid="003a2313" style:font-style-asian="normal" style:font-style-complex="normal"/>
    </style:style>
    <style:style style:name="T19" style:family="text">
      <style:text-properties officeooo:rsid="002f12a2"/>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italic" officeooo:rsid="00390890" style:font-style-asian="italic" style:font-style-complex="italic"/>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35a51b" style:font-style-asian="normal" style:font-weight-asian="normal" style:font-style-complex="normal" style:font-weight-complex="normal"/>
    </style:style>
    <style:style style:name="T25" style:family="text">
      <style:text-properties fo:font-style="normal" fo:font-weight="normal" officeooo:rsid="00370b6d"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390890" style:font-style-asian="normal" style:font-style-complex="normal"/>
    </style:style>
    <style:style style:name="T28" style:family="text">
      <style:text-properties fo:font-style="normal" officeooo:rsid="003a2313" style:font-style-asian="normal" style:font-style-complex="normal"/>
    </style:style>
    <style:style style:name="T29" style:family="text">
      <style:text-properties fo:font-style="normal" officeooo:rsid="003ee088" style:font-style-asian="normal" style:font-style-complex="normal"/>
    </style:style>
    <style:style style:name="T30" style:family="text">
      <style:text-properties officeooo:rsid="00390890"/>
    </style:style>
    <style:style style:name="T31" style:family="text">
      <style:text-properties officeooo:rsid="00464592"/>
    </style:style>
    <style:style style:name="T32" style:family="text">
      <style:text-properties officeooo:rsid="0049fa15"/>
    </style:style>
    <style:style style:name="T33" style:family="text">
      <style:text-properties officeooo:rsid="004a2d75"/>
    </style:style>
    <style:style style:name="T34" style:family="text">
      <style:text-properties officeooo:rsid="0053fd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dividual reflection</text:h>
      <text:h text:style-name="P25" text:outline-level="2">Viktor Rosvall</text:h>
      <text:p text:style-name="P12"><text:span text:style-name="T9">The sprint counter </text:span><text:span text:style-name="T12">is </text:span><text:span text:style-name="T9">increased after each client meeting with Anders. </text:span></text:p>
      <text:h text:style-name="P26"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27"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10">how the </text:span><text:span text:style-name="T8">code architecture of the application should </text:span><text:span text:style-name="T10">be i</text:span><text:span text:style-name="T11">mplemented</text:span><text:span text:style-name="T10">. We also started </text:span><text:span text:style-name="T11">on </text:span><text:span text:style-name="T10">breaking down individual app activities into smaller fragments and components. I implemented the front-end of the kitchen activity, building it from smaller fragments that will also later be used in the waiter activity. </text:span></text:p>
      <text:h text:style-name="P28"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0"><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1"><text:span text:style-name="T19">Finally I wrote comprehensive comments </text:span><text:span text:style-name="T13">i</text:span><text:span text:style-name="T14">n </text:span><text:span text:style-name="T19">all Java files with details on where a Java file is used, that classes the current file use and the locations in the GUI. The comments uses java-doc links to be able to navigate to references classes. </text:span></text:p>
      <text:h text:style-name="P29" text:outline-level="3">Sprint 3</text:h>
      <text:p text:style-name="P13">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text:p text:style-name="P14">After many hours of debugging and discussions with Martin I noticed that the XML inflator didn’t include the attribute <text:span text:style-name="T20">orientation</text:span><text:span text:style-name="T23"> which meant that all newly added Views to the LinearLayout container that the BongList extended would appear horizontally instead of vertically. After fixing this issue, I was able to make the KitchenActivity fully dynamic as it can now create BongLists and populate the BongLists with BongItems. </text:span></text:p>
      <text:p text:style-name="P15"><text:span text:style-name="T24">In order the make the KitchenActivity even more dynamic, I created a new container class called KitchenBongContainer that included both BongList and BongListHeader, and moved the responsibility of populate BongLists into the </text:span><text:span text:style-name="T17">KitchenBongContainer class</text:span><text:span text:style-name="T24">. The KitchenActivtiy is now only responsible for creating these containers, while the container is responsible for populating itself with items.</text:span></text:p>
      <text:p text:style-name="P15"><text:span text:style-name="T24">Finally the </text:span><text:span text:style-name="T17">Kitchen</text:span><text:span text:style-name="T24">BongContainer was made using CardViews to make them look pretty and elevated. These </text:span><text:span text:style-name="T17">Kitchen</text:span><text:span text:style-name="T24">BongContainer were then added into a </text:span><text:span text:style-name="T25">FlexBox which will wrap items to a new line if they can’t fit. And finally the KitchenActivity root component was changed to a </text:span><text:span text:style-name="T24">ScrollView to make the entire KitchenActivity scrollable. </text:span></text:p>
      <text:h text:style-name="P30" text:outline-level="3">Sprint 4</text:h>
      <text:p text:style-name="P16"><text:span text:style-name="T30">I started this sprint by implementing Retrofit, which turns your HTTP API into a Java interface. On my first day I was only able to finish the GET methods for </text:span><text:span text:style-name="T22">food, drinks, orders, restaurant tables, reservations </text:span><text:span text:style-name="T27">and </text:span><text:span text:style-name="T22">order rows</text:span><text:span text:style-name="T27">. The new Java interface returns object representations of these SQL tables as Observables, which will enable use to observe database changes and in real-time update the UI to reflect those changes. <text:s/></text:span></text:p>
      <text:p text:style-name="P16"><text:span text:style-name="T28">I used a XML schema to Pojo classes converter to generate data model classes for each table in the database. </text:span><text:span text:style-name="T18">I annotated the </text:span><text:span text:style-name="T28">Pojo classes</text:span><text:span text:style-name="T27"> </text:span><text:span text:style-name="T28">with Simple XML Serialization annotations for the SimpleXmlConverterFactory which maps XML to Java classes. </text:span></text:p>
      <text:p text:style-name="P19"><text:soft-page-break/><text:span text:style-name="T28">T</text:span><text:span text:style-name="T26">he next day I implemented retrofit POST for posting </text:span><text:span text:style-name="T21">reservations, orders </text:span><text:span text:style-name="T26">and </text:span><text:span text:style-name="T21">order rows</text:span><text:span text:style-name="T26">. An interesting issue we can into is that the database team hadn’t implemented a response-body for successful POST operations. </text:span><text:span text:style-name="T29">They were able to </text:span><text:span text:style-name="T26">successfully </text:span><text:span text:style-name="T29">return the </text:span><text:span text:style-name="T26">posted entry in the response-body</text:span><text:span text:style-name="T29"> which enable me to fetch new OrderIDs which are auto-increment assigned by the database. </text:span></text:p>
      <text:h text:style-name="P31" text:outline-level="3">Sprint 5</text:h>
      <text:p text:style-name="P22">By building on the <text:span text:style-name="T32">already dynamic </text:span>Kitchen<text:span text:style-name="T32">Activity that was built using a mock-database, it was fairly easy to connect the real database using Retrofit and populate the Kitchen with real orders. I also went ahead and comment most of the database related Java classes with javadoc instructions for how to use them properly to avoid database errors. By limiting the available constructors to only those that works with the database, and provide JetBrains Java annotations such as @NotNull and @Nullable will also help reduce user errors. </text:span></text:p>
      <text:p text:style-name="P23">At the end of the sprint I implemented the database connection for actually deleting reservations based on their ID. I also created a timer which will continuously pull the database for new reservations to dynamically and automatically update the table view when new reservations are made. </text:p>
      <text:h text:style-name="P32" text:outline-level="3">General reflections</text:h>
      <text:p text:style-name="P17">This is my general reflections about the group working, our workflow and how things have went. </text:p>
      <text:p text:style-name="P20">I think the group dynamics have been OK for a start. We had a good productive first couple of weeks during our planning phase, in thanks to our previous experience working using SCRUM in groups from the SIMS course. </text:p>
      <text:p text:style-name="P21"><text:span text:style-name="T33">The Android team has worked well together as </text:span><text:span text:style-name="T15">most of us have </text:span><text:span text:style-name="T33">all been on-site working together, making it easy to communicate and to make fast decisions. We have experienced </text:span><text:span text:style-name="T15">s</text:span><text:span text:style-name="T16">ome </text:span><text:span text:style-name="T33">difficulty organizing and communicating on what needs to be done, and what is currently being worked on when some people decide to work from home </text:span><text:span text:style-name="T15">a</text:span><text:span text:style-name="T16">nd</text:span><text:span text:style-name="T33"> don’t participate in our online chats. </text:span></text:p>
      <text:p text:style-name="P18">The group Android and Website teams have expressed a fondness of our Git Feature Branching workflow. I’ve had previous experience working with Git and Github on <text:span text:style-name="T31">other OpenSource projects so I knew how Github handles issues, pull-requests and how to handle merge conflicts between branches. However I have learned a great deal in managing and merging multiple feature branches, and I also gained a lot of experience helping other students in explaining Git and the workflow. </text:span></text:p>
      <text:p text:style-name="P33">Something we all kind of forgot about was our multiple Trello boards for Android, Web and Database. I wrote a lot of user-stories during the initial planning phase but when we actually started working we forgot about Trello. At the later stages of the project we all felt that it was difficult <text:span text:style-name="T34">to communicate what parts of the project each person was working on. We solved this by starting a physical “Trello board” on our whiteboard, were we wrote down today’s goals. </text:span></text:p>
      <text:p text:style-name="P34"><text:soft-page-break/>Something I wish could have been done better is the Database side of things when it comes to their Github management of installation instructions and keeping it updated with the latest changes. We wasted a lot of time the final week when we were forced to work from home but the Android app needed a database to communicate with. The database repository was outdated at that point so we needed to try to update the existing database repository, which didn’t work. In the end, I had to physically go to school on our presentation so we could demonstrate our working Android applicatio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3-24T21:22:23.054914982</dc:date>
    <meta:editing-duration>PT9H11M12S</meta:editing-duration>
    <meta:editing-cycles>46</meta:editing-cycles>
    <meta:generator>LibreOffice/6.3.5.2$Linux_X86_64 LibreOffice_project/30$Build-2</meta:generator>
    <meta:document-statistic meta:table-count="0" meta:image-count="0" meta:object-count="0" meta:page-count="4" meta:paragraph-count="36" meta:word-count="1384" meta:character-count="8549" meta:non-whitespace-character-count="7172"/>
  </office:meta>
</office:document-meta>
</file>